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a5f" officeooo:paragraph-rsid="0009da5f"/>
    </style:style>
    <style:style style:name="P2" style:family="paragraph" style:parent-style-name="Standard">
      <style:paragraph-properties fo:text-align="center" style:justify-single-word="false"/>
      <style:text-properties officeooo:rsid="0009da5f" officeooo:paragraph-rsid="000c44d9"/>
    </style:style>
    <style:style style:name="P3" style:family="paragraph" style:parent-style-name="Standard">
      <style:paragraph-properties fo:text-align="start" style:justify-single-word="false"/>
      <style:text-properties fo:font-size="15pt" officeooo:rsid="0009da5f" officeooo:paragraph-rsid="0009da5f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9da5f" officeooo:paragraph-rsid="000a5b16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9da5f" officeooo:paragraph-rsid="000c44d9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a5b16" officeooo:paragraph-rsid="000a5b16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a5b8e" officeooo:paragraph-rsid="000a5b8e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0a5b8e" officeooo:paragraph-rsid="000c44d9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0c9494" officeooo:paragraph-rsid="000c44d9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09da5f" officeooo:paragraph-rsid="0009da5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09da5f" officeooo:paragraph-rsid="000c44d9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rsid="0009da5f" officeooo:paragraph-rsid="0009da5f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officeooo:rsid="0009da5f" officeooo:paragraph-rsid="000c44d9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0c9494" officeooo:paragraph-rsid="000c44d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9da5f" officeooo:paragraph-rsid="000c44d9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c9494"/>
    </style:style>
    <style:style style:name="T3" style:family="text">
      <style:text-properties officeooo:rsid="000cc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QL ASSIGNMENT NO.-2</text:p>
      <text:p text:style-name="P1"/>
      <text:p text:style-name="P1"/>
      <text:p text:style-name="P10">INTRODUCING RELATIONAL DATABASES</text:p>
      <text:p text:style-name="P10"/>
      <text:p text:style-name="P3">1) Which field of the customers table is the primary key?</text:p>
      <text:p text:style-name="P3">Ans:- Snum is primary key in customers table.</text:p>
      <text:p text:style-name="P3"/>
      <text:p text:style-name="P3">2) What is the 4<text:span text:style-name="T1">th</text:span> column of customers table ?</text:p>
      <text:p text:style-name="P4">Ans:- Rating is <text:s/>4<text:span text:style-name="T1">th</text:span> column of customers table.</text:p>
      <text:p text:style-name="P4"/>
      <text:p text:style-name="P6">3) What is another word for row and Column?</text:p>
      <text:p text:style-name="P6">Ans:- Another word for Row is Tuple / Entity and for Column is Attribute.</text:p>
      <text:p text:style-name="P6"/>
      <text:p text:style-name="P7">4) Why isn’t it possible to see the first five rows of a table?</text:p>
      <text:p text:style-name="P7">Ans:- Row inside table is stored sequentially, they are not sorted in any specific order. That’s why it is not possible to see the first five rows of a table.</text:p>
      <text:p text:style-name="P7"/>
      <text:p text:style-name="P15"/>
      <text:p text:style-name="P15"/>
      <text:p text:style-name="P13">SQL ASSIGNMENT NO.-<text:span text:style-name="T2">3</text:span></text:p>
      <text:p text:style-name="P2"/>
      <text:p text:style-name="P2"/>
      <text:p text:style-name="P14">OVERVIEW OF SQL</text:p>
      <text:p text:style-name="P11"/>
      <text:p text:style-name="P5">1) Does<text:span text:style-name="T2"> ANSI recognize the data type DATE?</text:span></text:p>
      <text:p text:style-name="P5">Ans:- <text:span text:style-name="T3">NO</text:span>.</text:p>
      <text:p text:style-name="P5"/>
      <text:p text:style-name="P9">2) Which subdivision of SQL is used to insert values in tables?</text:p>
      <text:p text:style-name="P9">Ans:- DML (Data Manipulation Language) is used to insert values in tables.</text:p>
      <text:p text:style-name="P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35:15.617169481</meta:creation-date>
    <dc:date>2023-09-13T17:23:55.588742523</dc:date>
    <meta:editing-duration>PT13M1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50" meta:character-count="807" meta:non-whitespace-character-count="672"/>
  </office:meta>
</office:document-meta>
</file>